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style:text-autospace="none" fo:margin-bottom="0in" fo:line-height="100%"/>
    </style:style>
    <style:style style:name="T2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8pt" style:font-size-asian="18pt" style:font-size-complex="18pt"/>
    </style:style>
    <style:style style:name="P3" style:parent-style-name="Normalny" style:family="paragraph">
      <style:paragraph-properties style:text-autospace="none" fo:margin-bottom="0in" fo:line-height="100%"/>
      <style:text-properties style:font-name-complex="Calibri" fo:font-weight="bold" style:font-weight-asian="bold" style:font-weight-complex="bold" fo:color="#000000"/>
    </style:style>
    <style:style style:name="P4" style:parent-style-name="Normalny" style:family="paragraph">
      <style:paragraph-properties style:text-autospace="none" fo:margin-bottom="0in" fo:line-height="100%"/>
    </style:style>
    <style:style style:name="T5" style:parent-style-name="Domyślnaczcionkaakapitu" style:family="text">
      <style:text-properties style:font-name-complex="Calibri" fo:font-weight="bold" style:font-weight-asian="bold" style:font-weight-complex="bold" fo:color="#000000"/>
    </style:style>
    <style:style style:name="T6" style:parent-style-name="Domyślnaczcionkaakapitu" style:family="text">
      <style:text-properties style:font-name-complex="Calibri" fo:font-weight="bold" style:font-weight-asian="bold" style:font-weight-complex="bold" fo:color="#000000"/>
    </style:style>
    <style:style style:name="P7" style:parent-style-name="Normalny" style:family="paragraph">
      <style:paragraph-properties style:text-autospace="none" fo:margin-bottom="0in" fo:line-height="100%"/>
    </style:style>
    <style:style style:name="T8" style:parent-style-name="Domyślnaczcionkaakapitu" style:family="text">
      <style:text-properties style:font-name-complex="Calibri" fo:font-weight="bold" style:font-weight-asian="bold" style:font-weight-complex="bold" fo:color="#000000"/>
    </style:style>
    <style:style style:name="T9" style:parent-style-name="Domyślnaczcionkaakapitu" style:family="text">
      <style:text-properties style:font-name-complex="Calibri" fo:font-weight="bold" style:font-weight-asian="bold" style:font-weight-complex="bold" fo:color="#000000"/>
    </style:style>
    <style:style style:name="P10" style:parent-style-name="Normalny" style:family="paragraph">
      <style:paragraph-properties style:text-autospace="none" fo:margin-bottom="0in" fo:line-height="100%"/>
      <style:text-properties style:font-name-complex="Calibri" fo:color="#000000"/>
    </style:style>
    <style:style style:name="P11" style:parent-style-name="HTML-wstępniesformatowany" style:family="paragraph">
      <style:paragraph-properties fo:text-align="justify"/>
    </style:style>
    <style:style style:name="T12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13" style:parent-style-name="Domyślnaczcionkaakapitu" style:family="text">
      <style:text-properties style:font-name="Calibri" style:font-name-complex="Calibri" fo:font-style="italic" style:font-style-asian="italic" fo:color="#000000" fo:font-size="11pt" style:font-size-asian="11pt" style:font-size-complex="11pt"/>
    </style:style>
    <style:style style:name="P14" style:parent-style-name="Normalny" style:family="paragraph">
      <style:paragraph-properties style:text-autospace="none" fo:margin-bottom="0in" fo:line-height="100%"/>
      <style:text-properties style:font-name-complex="Calibri" fo:color="#000000"/>
    </style:style>
    <style:style style:name="P15" style:parent-style-name="Normalny" style:family="paragraph">
      <style:paragraph-properties style:text-autospace="none" fo:margin-bottom="0in" fo:line-height="100%"/>
      <style:text-properties style:font-name-complex="Calibri" fo:color="#000000"/>
    </style:style>
    <style:style style:name="P16" style:parent-style-name="Normalny" style:family="paragraph">
      <style:paragraph-properties style:text-autospace="none" fo:margin-bottom="0in" fo:line-height="100%"/>
      <style:text-properties style:font-name-complex="Calibri" fo:color="#000000"/>
    </style:style>
    <style:style style:name="P17" style:parent-style-name="Normalny" style:family="paragraph">
      <style:paragraph-properties style:text-autospace="none" fo:margin-bottom="0in" fo:line-height="100%"/>
      <style:text-properties style:font-name-complex="Calibri" fo:color="#000000"/>
    </style:style>
    <style:style style:name="P18" style:parent-style-name="Normalny" style:family="paragraph">
      <style:paragraph-properties style:text-autospace="none" fo:margin-bottom="0in" fo:line-height="100%"/>
    </style:style>
    <style:style style:name="T19" style:parent-style-name="Domyślnaczcionkaakapitu" style:family="text">
      <style:text-properties style:font-name-asian="Times New Roman" style:font-name-complex="Calibri" fo:font-style="italic" style:font-style-asian="italic" fo:color="#000000" style:language-asian="pl" style:country-asian="PL"/>
    </style:style>
    <style:style style:name="P20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ahoma" style:font-name-asian="Times New Roman" style:font-name-complex="Tahoma" fo:font-weight="bold" style:font-weight-asian="bold" fo:font-style="italic" style:font-style-asian="italic" fo:color="#76923C" fo:font-size="14pt" style:font-size-asian="14pt" style:language-asian="pl" style:country-asian="PL"/>
    </style:style>
    <style:style style:name="P21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2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3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ahoma" style:font-name-asian="Times New Roman" style:font-name-complex="Tahoma" fo:font-weight="bold" style:font-weight-asian="bold" fo:font-style="italic" style:font-style-asian="italic" fo:color="#76923C" fo:font-size="14pt" style:font-size-asian="14pt" style:language-asian="pl" style:country-asian="PL"/>
    </style:style>
    <style:style style:name="P25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ahoma" style:font-name-asian="Times New Roman" style:font-name-complex="Tahoma" fo:font-weight="bold" style:font-weight-asian="bold" fo:font-style="italic" style:font-style-asian="italic" fo:color="#76923C" fo:font-size="14pt" style:font-size-asian="14pt" style:language-asian="pl" style:country-asian="PL"/>
    </style:style>
    <style:style style:name="P26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ahoma" style:font-name-asian="Times New Roman" style:font-name-complex="Tahoma" fo:font-weight="bold" style:font-weight-asian="bold" fo:font-style="italic" style:font-style-asian="italic" fo:color="#76923C" style:language-asian="pl" style:country-asian="PL"/>
    </style:style>
    <style:style style:name="P27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ahoma" style:font-name-asian="Times New Roman" style:font-name-complex="Tahoma" fo:font-weight="bold" style:font-weight-asian="bold" fo:font-style="italic" style:font-style-asian="italic" fo:color="#76923C" style:language-asian="pl" style:country-asian="PL"/>
    </style:style>
    <style:style style:name="P28" style:parent-style-name="Normalny" style:family="paragraph">
      <style:paragraph-properties fo:text-align="justify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ahoma" style:font-name-asian="Times New Roman" style:font-name-complex="Tahoma" style:language-asian="pl" style:country-asian="PL"/>
    </style:style>
    <style:style style:name="P2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30" style:parent-style-name="HTML-wstępniesformatowany" style:list-style-name="LFO1" style:family="paragraph">
      <style:paragraph-properties fo:text-align="justify"/>
    </style:style>
    <style:style style:name="T31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2" style:parent-style-name="Domyślnaczcionkaakapitu" style:family="text">
      <style:text-properties style:font-name="Tahoma" style:font-name-asian="Calibri" style:font-name-complex="Tahoma" fo:font-size="11pt" style:font-size-asian="11pt" style:font-size-complex="11pt" style:language-asian="en" style:country-asian="US"/>
    </style:style>
    <style:style style:name="T33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4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5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6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37" style:parent-style-name="HTML-wstępniesformatowany" style:list-style-name="LFO1" style:family="paragraph">
      <style:paragraph-properties fo:text-align="justify"/>
    </style:style>
    <style:style style:name="T38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9" style:parent-style-name="Domyślnaczcionkaakapitu" style:family="text">
      <style:text-properties style:font-name="Tahoma" style:font-name-asian="Calibri" style:font-name-complex="Tahoma" fo:font-size="11pt" style:font-size-asian="11pt" style:font-size-complex="11pt" style:language-asian="en" style:country-asian="US"/>
    </style:style>
    <style:style style:name="T40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41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42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43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44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45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T46" style:parent-style-name="Domyślnaczcionkaakapitu" style:family="text">
      <style:text-properties style:font-name="Tahoma" style:font-name-complex="Tahoma"/>
    </style:style>
    <style:style style:name="T47" style:parent-style-name="Domyślnaczcionkaakapitu" style:family="text">
      <style:text-properties style:font-name="Tahoma" style:font-name-complex="Tahoma"/>
    </style:style>
    <style:style style:name="T48" style:parent-style-name="Domyślnaczcionkaakapitu" style:family="text">
      <style:text-properties style:font-name="Tahoma" style:font-name-complex="Tahoma"/>
    </style:style>
    <style:style style:name="T49" style:parent-style-name="Domyślnaczcionkaakapitu" style:family="text">
      <style:text-properties style:font-name="Tahoma" style:font-name-complex="Tahoma"/>
    </style:style>
    <style:style style:name="T50" style:parent-style-name="Domyślnaczcionkaakapitu" style:family="text">
      <style:text-properties style:font-name="Tahoma" style:font-name-complex="Tahoma"/>
    </style:style>
    <style:style style:name="T51" style:parent-style-name="Domyślnaczcionkaakapitu" style:family="text">
      <style:text-properties style:font-name="Tahoma" style:font-name-complex="Tahoma"/>
    </style:style>
    <style:style style:name="T52" style:parent-style-name="Domyślnaczcionkaakapitu" style:family="text">
      <style:text-properties style:font-name="Tahoma" style:font-name-complex="Tahoma"/>
    </style:style>
    <style:style style:name="T53" style:parent-style-name="Domyślnaczcionkaakapitu" style:family="text">
      <style:text-properties style:font-name="Tahoma" style:font-name-complex="Tahoma"/>
    </style:style>
    <style:style style:name="T54" style:parent-style-name="Domyślnaczcionkaakapitu" style:family="text">
      <style:text-properties style:font-name="Tahoma" style:font-name-complex="Tahoma"/>
    </style:style>
    <style:style style:name="T55" style:parent-style-name="Domyślnaczcionkaakapitu" style:family="text">
      <style:text-properties style:font-name="Tahoma" style:font-name-complex="Tahoma"/>
    </style:style>
    <style:style style:name="T56" style:parent-style-name="Domyślnaczcionkaakapitu" style:family="text">
      <style:text-properties style:font-name="Tahoma" style:font-name-complex="Tahoma"/>
    </style:style>
    <style:style style:name="T57" style:parent-style-name="Domyślnaczcionkaakapitu" style:family="text">
      <style:text-properties style:font-name="Tahoma" style:font-name-complex="Tahoma"/>
    </style:style>
    <style:style style:name="T58" style:parent-style-name="Domyślnaczcionkaakapitu" style:family="text">
      <style:text-properties style:font-name="Tahoma" style:font-name-asian="Times New Roman" style:font-name-complex="Tahoma" fo:font-size="9.5pt" style:font-size-asian="9.5pt" style:font-size-complex="9.5pt" style:language-asian="pl" style:country-asian="PL"/>
    </style:style>
    <style:style style:name="T59" style:parent-style-name="Domyślnaczcionkaakapitu" style:family="text">
      <style:text-properties style:font-name="Tahoma" style:font-name-asian="Times New Roman" style:font-name-complex="Tahoma" style:language-asian="pl" style:country-asian="PL"/>
    </style:style>
    <style:style style:name="T60" style:parent-style-name="Domyślnaczcionkaakapitu" style:family="text">
      <style:text-properties style:font-name="Tahoma" style:font-name-asian="Times New Roman" style:font-name-complex="Tahoma" style:language-asian="pl" style:country-asian="PL"/>
    </style:style>
    <style:style style:name="T61" style:parent-style-name="Domyślnaczcionkaakapitu" style:family="text">
      <style:text-properties style:font-name="Tahoma" style:font-name-asian="Times New Roman" style:font-name-complex="Tahoma" style:language-asian="pl" style:country-asian="PL"/>
    </style:style>
    <style:style style:name="T62" style:parent-style-name="Domyślnaczcionkaakapitu" style:family="text">
      <style:text-properties style:font-name="Tahoma" style:font-name-complex="Tahoma"/>
    </style:style>
    <style:style style:name="T63" style:parent-style-name="Domyślnaczcionkaakapitu" style:family="text">
      <style:text-properties style:font-name="Tahoma" style:font-name-complex="Tahoma"/>
    </style:style>
    <style:style style:name="T64" style:parent-style-name="Domyślnaczcionkaakapitu" style:family="text">
      <style:text-properties style:font-name="Tahoma" style:font-name-complex="Tahoma"/>
    </style:style>
    <style:style style:name="T65" style:parent-style-name="Domyślnaczcionkaakapitu" style:family="text">
      <style:text-properties style:font-name="Tahoma" style:font-name-complex="Tahoma"/>
    </style:style>
    <style:style style:name="T66" style:parent-style-name="Domyślnaczcionkaakapitu" style:family="text">
      <style:text-properties style:font-name="Tahoma" style:font-name-complex="Tahoma"/>
    </style:style>
    <style:style style:name="T67" style:parent-style-name="Domyślnaczcionkaakapitu" style:family="text">
      <style:text-properties style:font-name="Tahoma" style:font-name-complex="Tahoma"/>
    </style:style>
    <style:style style:name="T68" style:parent-style-name="Domyślnaczcionkaakapitu" style:family="text">
      <style:text-properties style:font-name="Tahoma" style:font-name-complex="Tahoma"/>
    </style:style>
    <style:style style:name="T69" style:parent-style-name="Domyślnaczcionkaakapitu" style:family="text">
      <style:text-properties style:font-name="Tahoma" style:font-name-complex="Tahoma"/>
    </style:style>
    <style:style style:name="T70" style:parent-style-name="Domyślnaczcionkaakapitu" style:family="text">
      <style:text-properties style:font-name="Tahoma" style:font-name-complex="Tahoma"/>
    </style:style>
    <style:style style:name="T71" style:parent-style-name="Domyślnaczcionkaakapitu" style:family="text">
      <style:text-properties style:font-name="Tahoma" style:font-name-complex="Tahoma"/>
    </style:style>
    <style:style style:name="T72" style:parent-style-name="Domyślnaczcionkaakapitu" style:family="text">
      <style:text-properties style:font-name="Tahoma" style:font-name-complex="Tahoma"/>
    </style:style>
    <style:style style:name="T73" style:parent-style-name="Domyślnaczcionkaakapitu" style:family="text">
      <style:text-properties style:font-name="Tahoma" style:font-name-complex="Tahoma"/>
    </style:style>
    <style:style style:name="T74" style:parent-style-name="Domyślnaczcionkaakapitu" style:family="text">
      <style:text-properties style:font-name="Tahoma" style:font-name-complex="Tahoma"/>
    </style:style>
    <style:style style:name="T75" style:parent-style-name="Domyślnaczcionkaakapitu" style:family="text">
      <style:text-properties style:font-name="Tahoma" style:font-name-complex="Tahoma"/>
    </style:style>
    <style:style style:name="T76" style:parent-style-name="Domyślnaczcionkaakapitu" style:family="text">
      <style:text-properties style:font-name="Tahoma" style:font-name-complex="Tahoma"/>
    </style:style>
    <style:style style:name="T77" style:parent-style-name="Domyślnaczcionkaakapitu" style:family="text">
      <style:text-properties style:font-name="Tahoma" style:font-name-complex="Tahoma"/>
    </style:style>
    <style:style style:name="T78" style:parent-style-name="Domyślnaczcionkaakapitu" style:family="text">
      <style:text-properties style:font-name="Tahoma" style:font-name-complex="Tahoma"/>
    </style:style>
    <style:style style:name="T79" style:parent-style-name="Domyślnaczcionkaakapitu" style:family="text">
      <style:text-properties style:font-name="Tahoma" style:font-name-complex="Tahoma"/>
    </style:style>
    <style:style style:name="T80" style:parent-style-name="Domyślnaczcionkaakapitu" style:family="text">
      <style:text-properties style:font-name="Tahoma" style:font-name-complex="Tahoma"/>
    </style:style>
    <style:style style:name="T81" style:parent-style-name="Domyślnaczcionkaakapitu" style:family="text">
      <style:text-properties style:font-name="Tahoma" style:font-name-complex="Tahoma"/>
    </style:style>
    <style:style style:name="T82" style:parent-style-name="Domyślnaczcionkaakapitu" style:family="text">
      <style:text-properties style:font-name="Tahoma" style:font-name-complex="Tahoma"/>
    </style:style>
    <style:style style:name="T83" style:parent-style-name="Domyślnaczcionkaakapitu" style:family="text">
      <style:text-properties style:font-name="Tahoma" style:font-name-complex="Tahoma"/>
    </style:style>
    <style:style style:name="T84" style:parent-style-name="Domyślnaczcionkaakapitu" style:family="text">
      <style:text-properties style:font-name="Tahoma" style:font-name-complex="Tahoma"/>
    </style:style>
    <style:style style:name="T85" style:parent-style-name="Domyślnaczcionkaakapitu" style:family="text">
      <style:text-properties style:font-name="Tahoma" style:font-name-complex="Tahoma"/>
    </style:style>
    <style:style style:name="T86" style:parent-style-name="Domyślnaczcionkaakapitu" style:family="text">
      <style:text-properties style:font-name="Tahoma" style:font-name-complex="Tahoma"/>
    </style:style>
    <style:style style:name="T87" style:parent-style-name="Domyślnaczcionkaakapitu" style:family="text">
      <style:text-properties style:font-name="Tahoma" style:font-name-complex="Tahoma"/>
    </style:style>
    <style:style style:name="T88" style:parent-style-name="Domyślnaczcionkaakapitu" style:family="text">
      <style:text-properties style:font-name="Tahoma" style:font-name-complex="Tahoma"/>
    </style:style>
    <style:style style:name="T89" style:parent-style-name="Domyślnaczcionkaakapitu" style:family="text">
      <style:text-properties style:font-name="Tahoma" style:font-name-complex="Tahoma"/>
    </style:style>
    <style:style style:name="T90" style:parent-style-name="Domyślnaczcionkaakapitu" style:family="text">
      <style:text-properties style:font-name="Tahoma" style:font-name-complex="Tahoma"/>
    </style:style>
    <style:style style:name="P9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92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color="#76923C" fo:font-size="11pt" style:font-size-asian="11pt" style:font-size-complex="11pt"/>
    </style:style>
    <style:style style:name="P9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94" style:parent-style-name="HTML-wstępniesformatowany" style:family="paragraph">
      <style:paragraph-properties fo:text-align="justify"/>
    </style:style>
    <style:style style:name="T95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96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97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98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99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00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01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10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03" style:parent-style-name="HTML-wstępniesformatowany" style:family="paragraph">
      <style:paragraph-properties fo:text-align="justify"/>
    </style:style>
    <style:style style:name="T104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05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06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07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10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09" style:parent-style-name="HTML-wstępniesformatowany" style:family="paragraph">
      <style:paragraph-properties fo:text-align="justify"/>
    </style:style>
    <style:style style:name="T110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11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11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13" style:parent-style-name="HTML-wstępniesformatowany" style:family="paragraph">
      <style:paragraph-properties fo:text-align="justify"/>
    </style:style>
    <style:style style:name="T114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15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16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17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18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19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120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21" style:parent-style-name="HTML-wstępniesformatowany" style:family="paragraph">
      <style:paragraph-properties fo:text-align="justify"/>
    </style:style>
    <style:style style:name="T122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24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25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26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27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12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29" style:parent-style-name="HTML-wstępniesformatowany" style:family="paragraph">
      <style:paragraph-properties fo:text-align="justify"/>
    </style:style>
    <style:style style:name="T130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31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32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33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34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35" style:parent-style-name="Hiperłącze" style:family="text">
      <style:text-properties style:font-name="Tahoma" style:font-name-complex="Tahoma" fo:font-size="11pt" style:font-size-asian="11pt" style:font-size-complex="11pt"/>
    </style:style>
    <style:style style:name="T136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13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38" style:parent-style-name="HTML-wstępniesformatowany" style:family="paragraph">
      <style:paragraph-properties fo:text-align="justify"/>
    </style:style>
    <style:style style:name="T139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40" style:parent-style-name="Domyślnaczcionkaakapitu" style:family="text">
      <style:text-properties style:font-name="Tahoma" style:font-name-complex="Tahoma" fo:font-size="11pt" style:font-size-asian="11pt" style:font-size-complex="11pt" fo:language="en" fo:country="US"/>
    </style:style>
    <style:style style:name="T141" style:parent-style-name="Domyślnaczcionkaakapitu" style:family="text">
      <style:text-properties style:font-name="Tahoma" style:font-name-complex="Tahoma" fo:font-size="11pt" style:font-size-asian="11pt" style:font-size-complex="11pt" fo:language="en" fo:country="US"/>
    </style:style>
    <style:style style:name="T142" style:parent-style-name="Domyślnaczcionkaakapitu" style:family="text">
      <style:text-properties style:font-name="Tahoma" style:font-name-complex="Tahoma" fo:font-size="11pt" style:font-size-asian="11pt" style:font-size-complex="11pt" fo:language="en" fo:country="US"/>
    </style:style>
    <style:style style:name="T143" style:parent-style-name="Domyślnaczcionkaakapitu" style:family="text">
      <style:text-properties style:font-name="Tahoma" style:font-name-complex="Tahoma" fo:font-size="11pt" style:font-size-asian="11pt" style:font-size-complex="11pt" fo:language="en" fo:country="US"/>
    </style:style>
    <style:style style:name="T144" style:parent-style-name="Domyślnaczcionkaakapitu" style:family="text">
      <style:text-properties style:font-name="Tahoma" style:font-name-complex="Tahoma" fo:font-size="11pt" style:font-size-asian="11pt" style:font-size-complex="11pt" fo:language="en" fo:country="US"/>
    </style:style>
    <style:style style:name="T145" style:parent-style-name="Domyślnaczcionkaakapitu" style:family="text">
      <style:text-properties style:font-name="Tahoma" style:font-name-complex="Tahoma" fo:font-size="11pt" style:font-size-asian="11pt" style:font-size-complex="11pt" fo:language="en" fo:country="US"/>
    </style:style>
    <style:style style:name="T146" style:parent-style-name="Domyślnaczcionkaakapitu" style:family="text">
      <style:text-properties style:font-name="Tahoma" style:font-name-complex="Tahoma" fo:font-size="11pt" style:font-size-asian="11pt" style:font-size-complex="11pt" fo:language="en" fo:country="US"/>
    </style:style>
    <style:style style:name="T147" style:parent-style-name="Domyślnaczcionkaakapitu" style:family="text">
      <style:text-properties style:font-name="Tahoma" style:font-name-complex="Tahoma" fo:font-size="11pt" style:font-size-asian="11pt" style:font-size-complex="11pt" fo:language="en" fo:country="US"/>
    </style:style>
    <style:style style:name="P14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P149" style:parent-style-name="HTML-wstępniesformatowany" style:family="paragraph">
      <style:paragraph-properties fo:text-align="justify"/>
    </style:style>
    <style:style style:name="T150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51" style:parent-style-name="Domyślnaczcionkaakapitu" style:family="text">
      <style:text-properties style:font-name="Tahoma" style:font-name-complex="Tahoma" fo:font-size="11pt" style:font-size-asian="11pt" style:font-size-complex="11pt" style:text-underline-type="single" style:text-underline-style="solid" style:text-underline-width="auto" style:text-underline-mode="continuous"/>
    </style:style>
    <style:style style:name="T152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53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54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55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56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57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158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15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60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color="#76923C" fo:font-size="11pt" style:font-size-asian="11pt" style:font-size-complex="11pt"/>
    </style:style>
    <style:style style:name="P16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62" style:parent-style-name="HTML-wstępniesformatowany" style:family="paragraph">
      <style:paragraph-properties fo:text-align="justify"/>
      <style:text-properties style:font-name="Tahoma" style:font-name-complex="Tahoma" fo:font-style="italic" style:font-style-asian="italic" fo:color="#365F91" fo:font-size="11pt" style:font-size-asian="11pt" style:font-size-complex="11pt"/>
    </style:style>
    <style:style style:name="P16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64" style:parent-style-name="HTML-wstępniesformatowany" style:list-style-name="LFO2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65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66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167" style:parent-style-name="HTML-wstępniesformatowany" style:list-style-name="LFO2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68" style:parent-style-name="HTML-wstępniesformatowany" style:list-style-name="LFO2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6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0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17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3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4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5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6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7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8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79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80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81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8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83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184" style:parent-style-name="HTML-wstępniesformatowany" style:list-style-name="LFO2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85" style:parent-style-name="HTML-wstępniesformatowany" style:list-style-name="LFO2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86" style:parent-style-name="HTML-wstępniesformatowany" style:list-style-name="LFO2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8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88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18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90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91" style:parent-style-name="HTML-wstępniesformatowany" style:list-style-name="LFO15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92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193" style:parent-style-name="HTML-wstępniesformatowany" style:list-style-name="LFO15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94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195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96" style:parent-style-name="HTML-wstępniesformatowany" style:family="paragraph">
      <style:paragraph-properties fo:text-align="justify"/>
      <style:text-properties style:font-name="Tahoma" style:font-name-complex="Tahoma" fo:color="#365F91" fo:font-size="11pt" style:font-size-asian="11pt" style:font-size-complex="11pt"/>
    </style:style>
    <style:style style:name="P197" style:parent-style-name="HTML-wstępniesformatowany" style:family="paragraph">
      <style:paragraph-properties fo:text-align="justify"/>
      <style:text-properties style:font-name="Tahoma" style:font-name-complex="Tahoma" fo:font-style="italic" style:font-style-asian="italic" fo:color="#365F91" fo:font-size="11pt" style:font-size-asian="11pt" style:font-size-complex="11pt"/>
    </style:style>
    <style:style style:name="P19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19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00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01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02" style:parent-style-name="HTML-wstępniesformatowany" style:list-style-name="Styl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0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04" style:parent-style-name="HTML-wstępniesformatowany" style:family="paragraph">
      <style:paragraph-properties fo:text-align="justify"/>
    </style:style>
    <style:style style:name="T205" style:parent-style-name="Domyślnaczcionkaakapitu" style:family="text">
      <style:text-properties style:font-name="Tahoma" style:font-name-complex="Tahoma" fo:font-weight="bold" style:font-weight-asian="bold" fo:font-size="11pt" style:font-size-asian="11pt" style:font-size-complex="11pt"/>
    </style:style>
    <style:style style:name="T206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P207" style:parent-style-name="Normalny" style:family="paragraph">
      <style:paragraph-properties fo:text-align="justify" fo:margin-bottom="0in" fo:line-height="100%"/>
      <style:text-properties style:font-name="Tahoma" style:font-name-asian="Times New Roman" style:font-name-complex="Tahoma" style:language-asian="pl" style:country-asian="PL"/>
    </style:style>
    <style:style style:name="P208" style:parent-style-name="Normalny" style:family="paragraph">
      <style:paragraph-properties fo:text-align="justify" fo:margin-bottom="0in" fo:line-height="100%"/>
      <style:text-properties style:font-name="Tahoma" style:font-name-asian="Times New Roman" style:font-name-complex="Tahoma" style:language-asian="pl" style:country-asian="PL"/>
    </style:style>
    <style:style style:name="P209" style:parent-style-name="Normalny" style:family="paragraph">
      <style:paragraph-properties fo:text-align="justify" fo:margin-bottom="0in" fo:line-height="100%"/>
      <style:text-properties style:font-name="Tahoma" style:font-name-asian="Times New Roman" style:font-name-complex="Tahoma" style:language-asian="pl" style:country-asian="PL"/>
    </style:style>
    <style:style style:name="P210" style:parent-style-name="Normalny" style:family="paragraph">
      <style:paragraph-properties fo:text-align="justify" fo:margin-bottom="0in" fo:line-height="100%"/>
      <style:text-properties style:font-name="Tahoma" style:font-name-asian="Times New Roman" style:font-name-complex="Tahoma" fo:font-weight="bold" style:font-weight-asian="bold" style:language-asian="pl" style:country-asian="PL"/>
    </style:style>
    <style:style style:name="P211" style:parent-style-name="Normalny" style:family="paragraph">
      <style:paragraph-properties fo:text-align="justify" fo:margin-bottom="0in" fo:line-height="100%"/>
      <style:text-properties style:font-name="Tahoma" style:font-name-asian="Times New Roman" style:font-name-complex="Tahoma" style:language-asian="pl" style:country-asian="PL"/>
    </style:style>
    <style:style style:name="P21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1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14" style:parent-style-name="HTML-wstępniesformatowany" style:list-style-name="LFO1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15" style:parent-style-name="HTML-wstępniesformatowany" style:list-style-name="LFO1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16" style:parent-style-name="HTML-wstępniesformatowany" style:list-style-name="LFO1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17" style:parent-style-name="HTML-wstępniesformatowany" style:list-style-name="LFO1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18" style:parent-style-name="HTML-wstępniesformatowany" style:list-style-name="LFO1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19" style:parent-style-name="HTML-wstępniesformatowany" style:list-style-name="LFO1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20" style:parent-style-name="HTML-wstępniesformatowany" style:list-style-name="LFO13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2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22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2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24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25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26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2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28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2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30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31" style:parent-style-name="HTML-wstępniesformatowany" style:family="paragraph">
      <style:paragraph-properties fo:text-align="justify"/>
      <style:text-properties style:font-name="Tahoma" style:font-name-complex="Tahoma" fo:font-style="italic" style:font-style-asian="italic" fo:color="#365F91" fo:font-size="11pt" style:font-size-asian="11pt" style:font-size-complex="11pt"/>
    </style:style>
    <style:style style:name="P23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3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34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35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36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3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3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3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0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2" style:parent-style-name="HTML-wstępniesformatowany" style:list-style-name="LFO14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3" style:parent-style-name="HTML-wstępniesformatowany" style:list-style-name="LFO14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4" style:parent-style-name="HTML-wstępniesformatowany" style:list-style-name="LFO14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5" style:parent-style-name="HTML-wstępniesformatowany" style:list-style-name="LFO14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6" style:parent-style-name="HTML-wstępniesformatowany" style:list-style-name="LFO14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7" style:parent-style-name="HTML-wstępniesformatowany" style:list-style-name="LFO14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49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50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5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52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5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54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55" style:parent-style-name="HTML-wstępniesformatowany" style:family="paragraph">
      <style:paragraph-properties fo:text-align="justify"/>
      <style:text-properties style:font-name="Tahoma" style:font-name-complex="Tahoma" fo:font-style="italic" style:font-style-asian="italic" fo:color="#365F91" fo:font-size="11pt" style:font-size-asian="11pt" style:font-size-complex="11pt"/>
    </style:style>
    <style:style style:name="P256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5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58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59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60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6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6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63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64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65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66" style:parent-style-name="HTML-wstępniesformatowany" style:family="paragraph">
      <style:paragraph-properties fo:text-align="justify"/>
      <style:text-properties style:font-name="Tahoma" style:font-name-complex="Tahoma" fo:font-style="italic" style:font-style-asian="italic" fo:color="#365F91" fo:font-size="11pt" style:font-size-asian="11pt" style:font-size-complex="11pt"/>
    </style:style>
    <style:style style:name="P26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6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6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0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7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4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5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6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7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80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8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82" style:parent-style-name="HTML-wstępniesformatowany" style:family="paragraph">
      <style:paragraph-properties fo:text-align="justify"/>
      <style:text-properties style:font-name="Tahoma" style:font-name-complex="Tahoma" fo:font-style="italic" style:font-style-asian="italic" fo:color="#365F91" fo:font-size="11pt" style:font-size-asian="11pt" style:font-size-complex="11pt"/>
    </style:style>
    <style:style style:name="P28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84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85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86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8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88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89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font-size="11pt" style:font-size-asian="11pt" style:font-size-complex="11pt"/>
    </style:style>
    <style:style style:name="P290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2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3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4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5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6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7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8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299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300" style:parent-style-name="HTML-wstępniesformatowany" style:family="paragraph">
      <style:paragraph-properties fo:text-align="justify"/>
      <style:text-properties style:font-name="Tahoma" style:font-name-complex="Tahoma" fo:font-weight="bold" style:font-weight-asian="bold" fo:color="#76923C" fo:font-size="11pt" style:font-size-asian="11pt" style:font-size-complex="11pt"/>
    </style:style>
    <style:style style:name="P301" style:parent-style-name="HTML-wstępniesformatowany" style:family="paragraph">
      <style:paragraph-properties fo:text-align="justify"/>
      <style:text-properties style:font-name="Tahoma" style:font-name-complex="Tahoma" fo:font-size="11pt" style:font-size-asian="11pt" style:font-size-complex="11pt"/>
    </style:style>
    <style:style style:name="P302" style:parent-style-name="HTML-wstępniesformatowany" style:family="paragraph">
      <style:paragraph-properties fo:text-align="justify"/>
    </style:style>
    <style:style style:name="T303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04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05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06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07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08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09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10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11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12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13" style:parent-style-name="Domyślnaczcionkaakapitu" style:family="text">
      <style:text-properties style:font-name="Tahoma" style:font-name-complex="Tahoma" fo:font-size="11pt" style:font-size-asian="11pt" style:font-size-complex="11pt"/>
    </style:style>
    <style:style style:name="T314" style:parent-style-name="Domyślnaczcionkaakapitu" style:family="text">
      <style:text-properties style:font-name="Tahoma" style:font-name-complex="Tahoma" fo:font-size="11pt" style:font-size-asian="11pt" style:font-size-complex="11pt"/>
    </style:style>
  </office:automatic-styles>
  <office:body>
    <office:text text:use-soft-page-breaks="true">
      <text:p text:style-name="P1"><text:span text:style-name="T2">Contents<text:s/></text:span></text:p>
      <text:p text:style-name="P3">1)<text:s/>Wprowadzenie</text:p>
      <text:p text:style-name="P4"><text:span text:style-name="T5">2) Definicje</text:span><text:span text:style-name="T6"><text:s text:c="2"/></text:span></text:p>
      <text:p text:style-name="P7"><text:span text:style-name="T8">3) Wymagania</text:span><text:span text:style-name="T9"><text:s text:c="2"/></text:span></text:p>
      <text:p text:style-name="P10">G1: Poznaj swoje obowiązki związane z FOSS<text:s text:c="2"/></text:p>
      <text:p text:style-name="P11"><text:span text:style-name="T12">G2:<text:s/></text:span><text:span text:style-name="T13">Przypisanie odpowiedzialności za Osiągnięcie Zgodności</text:span></text:p>
      <text:p text:style-name="P14">G3:Przeglądanie i zatwierdzanie treści<text:s/>FOSS<text:s/></text:p>
      <text:p text:style-name="P15">G4: Dostarczanie dokumentacji treści FOSS i jej poszczególnych elementów<text:s/></text:p>
      <text:p text:style-name="P16">G5: Zrozumienie istoty zaangażowania społeczności FOSS<text:s text:c="2"/></text:p>
      <text:p text:style-name="P17">G6: Poświadczenie zgodności z wymaganiami OpenChain<text:s/></text:p>
      <text:p text:style-name="P18"><text:span text:style-name="T19">Dodatek I: tłumaczenia językowe</text:span></text:p>
      <text:p text:style-name="P20"/>
      <text:p text:style-name="P21"/>
      <text:p text:style-name="P22"/>
      <text:p text:style-name="P23">Copyright © 2016-2017 Linux Foundation.<text:s/>Ten dokument jest licencjonowany na licencji uznanie<text:s/>autorstwa (the Creative Commons Attribution) wersja<text:s/>4.0 International (CC-BY 4.0). Kopię tej licencji można znaleźć pod adresem :<text:a xlink:href="https://creativecommons.org/licenses/by/4.0/" office:target-frame-name="_top" xlink:show="replace"><text:span text:style-name="Hiperłącze">https://creativecommons.org/licenses/by/4.0/</text:span></text:a>.</text:p>
      <text:p text:style-name="P24"/>
      <text:p text:style-name="P25">OpenChain Specification 1.1</text:p>
      <text:p text:style-name="P26">OpenChain Sepecyfikacja wersja 1.1</text:p>
      <text:p text:style-name="P27">WPROWADZENIE<text:s/></text:p>
      <text:p text:style-name="P28"/>
      <text:p text:style-name="P29">Inicjatywa OpenChain<text:s/>miała swój początek<text:s/>w 2013 roku, kiedy<text:s/>to grupa<text:s/>praktyków z obszaru łańcucha dostaw otwartego oprogramowania<text:s/>zaobserwowała dwa nowe wzorce: 1) istnienie znaczących <text:s/>podobieństw<text:s/>procesowych pomiędzy<text:s/>organizacjami<text:s/>o rozwiniętych programach<text:s/>typu compliance w zakresie oprogramowania open source;<text:s/>i<text:s/>2) nadal istnieją organizacje zajmujące<text:s/>się wymianą oprogramowania z mniej<text:s/>programami. Ta ostatnia obserwacja zaskutkowała brakiem zaufania<text:s/>do jakości i spójności zgodności<text:s/>elementów<text:s/>towarzyszących wymianie oprogramowania. W konsekwencji, na każdym poziomie łańcucha dostaw,<text:s/>organizacje<text:s/>niższego szczebla<text:s/>często powtarzały prace w zakresie zgodności, które były już wykonywane przez inne jednostki wyższego szczebla. Powołano grupę<text:s/>studyjną<text:s/>do<text:s/>rozważenia, czy można stworzyć<text:s/>standardową specyfikację programu, która <text:s/>będzie: i) ułatwiać udostępnianie większej jakości i spójności informacji dotyczących zgodności<text:s/>otwartego oprogramowania udostępnianego w przemyśle;<text:s/>oraz ii) obniżyć wysokie koszty transakcji związane z<text:s/>otwartym oprogramowaniem w zakresie ponownej oceny zgodności. Grupa<text:s/>studyjna<text:s/>przekształciła się w grupę roboczą i kwietniu 2016 r. formalnie zorganizowała projekt jako Fundacja Linux. Wizja i misja Inicjatywy OpenChain są następujące:</text:p>
      <text:list text:style-name="LFO1" text:continue-numbering="true">
        <text:list-item>
          <text:p text:style-name="P30"><text:span text:style-name="T31">Wizja:</text:span><text:span text:style-name="T32"><text:s/></text:span><text:span text:style-name="T33">Sieć dostaw oprogramowania, w którym dostarcza się<text:s/></text:span><text:span text:style-name="T34">wolne / <text:s/>otwarte</text:span><text:span text:style-name="T35"><text:s/></text:span><text:span text:style-name="T36">oprogramowanie (FOSS) z wiarygodnymi i spójnymi informacjami o jego zgodności.</text:span></text:p>
        </text:list-item>
        <text:list-item>
          <text:p text:style-name="P37"><text:span text:style-name="T38">Misja:</text:span><text:span text:style-name="T39"><text:s/></text:span><text:span text:style-name="T40">Ustanowienie wymagań w celu skutecznego zarządzania wolnym / otwartym oprogramowani</text:span><text:span text:style-name="T41">em</text:span><text:span text:style-name="T42"><text:s/>(FOSS) dla uczestników łańcucha dostaw, tak aby wymagania i powiązane zabezpieczenia zostały opracowane wspólnie i otwarcie przez przedstawicieli łańcucha dostaw oprogramowania, społeczności<text:s/></text:span><text:span text:style-name="T43">skupionej wokół otwartego oprogramowania<text:s/></text:span><text:span text:style-name="T44"><text:s/>i środowiska akademickiego.</text:span></text:p>
        </text:list-item>
      </text:list>
      <text:p text:style-name="P45"/>
      <text:p text:style-name="Normalny"><text:span text:style-name="T46">Zgodnie z wizją i misją niniejsza specyfikacja definiuje zestaw wymagań, które</text:span><text:span text:style-name="T47"><text:s/>jeżeli zostaną</text:span><text:span text:style-name="T48"><text:s/></text:span><text:span text:style-name="T49">spełnione, znacznie zwiększą<text:s/></text:span><text:span text:style-name="T50"><text:s/>prawdopodobieństwo, że program zgo</text:span><text:span text:style-name="T51">dności z otwartą siecią osiągnie<text:s/></text:span><text:span text:style-name="T52">wystarczający poziom jak</text:span><text:span text:style-name="T53">ości, spójności i kompletności; Jednakże<text:s/></text:span><text:span text:style-name="T54">program, który spełnia wszystkie wymagania<text:s/></text:span><text:span text:style-name="T55">zawarte w<text:s/></text:span><text:span text:style-name="T56">specyfikacji, nie gwarantuje pełnej zgodności</text:span><text:span text:style-name="T57">.</text:span><text:span text:style-name="T58"><text:s/></text:span><text:span text:style-name="T59">Owe wymagania stanowią podstawowy<text:s/></text:span><text:span text:style-name="T60">poziom (minimalny) zestawu wymagań jakie program<text:s/></text:span><text:soft-page-break/><text:span text:style-name="T61">musi spełniać, aby był rozważany za zgodny z OpenChain.<text:s/></text:span><text:span text:style-name="T62">Specyfikacja skupia się na cechach<text:s/></text:span><text:span text:style-name="T63">takich jak<text:s/></text:span><text:span text:style-name="T64">"co" i "dlaczego"</text:span><text:span text:style-name="T65"><text:s/>programu</text:span><text:span text:style-name="T66"><text:s/>zgodności, zamiast na<text:s/></text:span><text:span text:style-name="T67"><text:s/>"jak" i "kiedy". Zapewnia to<text:s/></text:span><text:span text:style-name="T68">pewien<text:s/></text:span><text:span text:style-name="T69"><text:s/>poziom elastyczności, kt</text:span><text:span text:style-name="T70">óry umożliwia różnym organizacj</text:span><text:span text:style-name="T71">om dostosowywanie ich polityk i procesów do</text:span><text:span text:style-name="T72"><text:s/>osiągnięcia zamierzonych celów.</text:span><text:span text:style-name="T73">. Sekcja 2 wprowadza definicje kluczowych haseł używanych w specyfikacji. W sekcji 3 przedstawiono wymogi dotyczące specyfikacji, w których każdy zawiera listę jednego lub więcej</text:span><text:span text:style-name="T74"><text:s/>elementów<text:s/></text:span><text:span text:style-name="T75"><text:s/>weryfikacyjnych. Są to<text:s/></text:span><text:span text:style-name="T76">przesłanki</text:span><text:span text:style-name="T77">, które muszą<text:s/></text:span><text:span text:style-name="T78">zostać spełnione</text:span><text:span text:style-name="T79">, aby można było uznać określony wymóg za<text:s/></text:span><text:span text:style-name="T80">zrealizowany</text:span><text:span text:style-name="T81">.</text:span><text:span text:style-name="T82"><text:s/>Jeśli wszystkie wymagania dla danego pro</text:span><text:span text:style-name="T83">gramu <text:s/>zostały spełnione, można uznać</text:span><text:span text:style-name="T84">, że OpenChain jest zgodny z wersją 1.1 specyfikacji.<text:s/></text:span><text:span text:style-name="T85">Poszczególne elementy<text:s/></text:span><text:span text:style-name="T86"><text:s/>do weryfikacji nie</text:span><text:span text:style-name="T87"><text:s/>zostaną upublicznione<text:s/></text:span><text:span text:style-name="T88">, ale mogą być dostarczone w ramach NDA</text:span><text:span text:style-name="T89">(klauzuli o zachowaniu poufności)</text:span><text:span text:style-name="T90"><text:s/>lub na prywatne żądanie organizacji OpenChain w celu potwierdzenia zgodności.<text:s/></text:span></text:p>
      <text:p text:style-name="P91"/>
      <text:p text:style-name="P92">DEFINICJE<text:s/></text:p>
      <text:p text:style-name="P93"/>
      <text:p text:style-name="P94"><text:span text:style-name="T95">FOSS</text:span><text:span text:style-name="T96"><text:s/></text:span><text:span text:style-name="T97">(Wolne/</text:span><text:span text:style-name="T98">Otwarte Oprogramowanie)</text:span><text:span text:style-name="T99"><text:s/>- oprogramowanie podlegające jednej lub więcej licencji, które spełniają definicję Open Source opublikowaną przez Inicjatywę Open Source (OpenSource.org) lub Definicj</text:span><text:span text:style-name="T100">ę</text:span><text:span text:style-name="T101"><text:s/>Wolnego Oprogramowania (opublikowaną przez Free Software Foundation) lub podobną licencję.</text:span></text:p>
      <text:p text:style-name="P102"/>
      <text:p text:style-name="P103"><text:span text:style-name="T104">FOSS<text:s/></text:span><text:span text:style-name="T105">Liaison</text:span><text:span text:style-name="T106"><text:s/>(Łącznik FOSS)</text:span><text:span text:style-name="T107"><text:s/>- wyznaczona osoba otrzymująca zewnętrzne zapytania dotyczące FOSS</text:span></text:p>
      <text:p text:style-name="P108"/>
      <text:p text:style-name="P109"><text:span text:style-name="T110">Zidentyfikowane Licencje</text:span><text:span text:style-name="T111"><text:s/>- zestaw licencji FOSS zidentyfikowanych w wyniku zastosowania odpowiedniej metody identyfikacji takich licencji.</text:span></text:p>
      <text:p text:style-name="P112"/>
      <text:p text:style-name="P113"><text:span text:style-name="T114">Zgodny z<text:s/></text:span><text:span text:style-name="T115">OpenChain<text:s/></text:span><text:span text:style-name="T116">- program, który spełnia wszystkie wymagania<text:s/></text:span><text:span text:style-name="T117">niniejszej<text:s/></text:span><text:span text:style-name="T118"><text:s/>specyfikacji.</text:span><text:span text:style-name="T119"><text:s/></text:span></text:p>
      <text:p text:style-name="P120"/>
      <text:p text:style-name="P121"><text:span text:style-name="T122">Pracownicy oprogramowania</text:span><text:span text:style-name="T123"><text:s/>- każdy pracowni</text:span><text:span text:style-name="T124">k lub wykonawca, który określa</text:span><text:span text:style-name="T125">, przyczynia się lub<text:s/></text:span><text:span text:style-name="T126">jest odpowiedzialny<text:s/></text:span><text:span text:style-name="T127">za przygotowanie dostarczonego oprogramowania. W zależności od organizacji, która może obejmować (ale nie ogranicza się do) programistów, inżynierów odpowiadających za publikacje, inżynierów wysokiej jakości, marketingu produktów i zarządzania produktami.<text:s/></text:span></text:p>
      <text:p text:style-name="P128"/>
      <text:p text:style-name="P129"><text:span text:style-name="T130">SPDX<text:s/></text:span><text:span text:style-name="T131">(</text:span><text:span text:style-name="T132">Software Package Data Exchange</text:span><text:span text:style-name="T133">)</text:span><text:span text:style-name="T134"><text:s/>- standardowy format utworzony przez Grupę Roboczą SPDX w celu wymiany informacji o licencjach i prawach autorskich dla danego pakietu oprogramowania. Opis specyfikacji SPDX można znaleźć pod adresem<text:s/></text:span><text:a xlink:href="http://www.spdx.org" office:target-frame-name="_top" xlink:show="replace"><text:span text:style-name="T135">www.spdx.org</text:span></text:a><text:span text:style-name="T136">.</text:span></text:p>
      <text:p text:style-name="P137"/>
      <text:p text:style-name="P138"><text:span text:style-name="T139">Dostarczane oprogramowanie</text:span><text:span text:style-name="T140">-</text:span><text:span text:style-name="T141"><text:s/>oprogramowanie, które jest dostarczane przez organizację osobą trzecim</text:span><text:span text:style-name="T142"><text:s/></text:span><text:span text:style-name="T143">(</text:span><text:span text:style-name="T144">np.<text:s/></text:span><text:span text:style-name="T145">i</text:span><text:span text:style-name="T146">nne organizacje, osoby prywatne)</text:span><text:span text:style-name="T147"><text:s/></text:span></text:p>
      <text:p text:style-name="P148"/>
      <text:p text:style-name="P149"><text:span text:style-name="T150">Przesłanki</text:span><text:span text:style-name="T151"><text:s/>weryfikacyjne</text:span><text:span text:style-name="T152"><text:s/></text:span><text:span text:style-name="T153">–</text:span><text:span text:style-name="T154"><text:s/></text:span><text:span text:style-name="T155">elementy<text:s/></text:span><text:span text:style-name="T156">, które muszą istnieć</text:span><text:span text:style-name="T157"><text:s/>aby dany wymóg został spełniony<text:s/></text:span><text:span text:style-name="T158"><text:s/></text:span></text:p>
      <text:p text:style-name="P159"/>
      <text:p text:style-name="P160">WYMAGANIA</text:p>
      <text:p text:style-name="P161"/>
      <text:p text:style-name="P162">G1: poznaj swoje obowiązki związane z FOSS</text:p>
      <text:p text:style-name="P163"/>
      <text:list text:style-name="LFO2" text:continue-numbering="true">
        <text:list-item>
          <text:list>
            <text:list-item>
              <text:p text:style-name="P164">Istnienie<text:s/>pisemnej<text:s/>polityki<text:s/>FOSS,<text:s/>regulującej<text:s/><text:s/>zgodność licencji oprogramowania FOSS podlegającego dystrybucji. Polityka<text:s/>ta<text:s/>musi być wewnętrznie zintegrowana.</text:p>
            </text:list-item>
          </text:list>
        </text:list-item>
      </text:list>
      <text:p text:style-name="P165"/>
      <text:soft-page-break/>
      <text:p text:style-name="P166">Przesłanki weryfikacyjne:</text:p>
      <text:list text:style-name="LFO2" text:continue-numbering="true">
        <text:list-item>
          <text:list>
            <text:list-item>
              <text:list>
                <text:list-item>
                  <text:p text:style-name="P167">Istnienie<text:s/>udokumentowanej<text:s/>polityki<text:s/>FOSS</text:p>
                </text:list-item>
                <text:list-item>
                  <text:p text:style-name="P168">Istnienie<text:s/>udokumentowanej<text:s/>procedury, która sprawia, że wszyscy pracownicy oprogramowania wiedzą o istnieniu polityki FOSS (np. Poprzez szkolenia,<text:s/>komunikację<text:s/>wewnętrzną <text:s/>lub inną metodę komunikacji praktycznej).</text:p>
                </text:list-item>
              </text:list>
            </text:list-item>
          </text:list>
        </text:list-item>
      </text:list>
      <text:p text:style-name="P169"/>
      <text:p text:style-name="P170">Uzasadnienie:</text:p>
      <text:p text:style-name="P171">Upewnij się, że podjęto kroki w celu tworzenia, rejestrowania i informowania personelu oprogramowania o<text:s/>istnieniu polityki FOSS. Mimo tego, że<text:s/>nie ma żadnych<text:s/>sprecyzowanych<text:s/>wymogów dotyczących tego, co powinno być<text:s/>zawarte w polityce, inne działy<text:s/>specyfikacji<text:s/>mogą nakładać wymagania dotyczące tej polityki.</text:p>
      <text:p text:style-name="P172"/>
      <text:list text:style-name="Styl3" text:continue-numbering="true">
        <text:list-item>
          <text:list>
            <text:list-item>
              <text:p text:style-name="P173">Obowiązkowe szkolenie FOSS dla wszystkich pracowników oprogramowania<text:s/>przedstawia się następująco:</text:p>
            </text:list-item>
            <text:list-item>
              <text:p text:style-name="P174">Szkolenie obejmuje co najmniej<text:s/>tematy takie jak<text:s/><text:s/>:</text:p>
              <text:list text:continue-numbering="true">
                <text:list-item>
                  <text:p text:style-name="P175">Polityka firmy FOSS i gdzie<text:s/>należy<text:s/>odszukać kopię<text:s/>zapasową<text:s/>;</text:p>
                </text:list-item>
                <text:list-item>
                  <text:p text:style-name="P176">Podstawy prawa własności intelektualnej dotyczące licencji FOSS i FOSS;</text:p>
                </text:list-item>
                <text:list-item>
                  <text:p text:style-name="P177">Koncepcje licencjonowania oprogramowania FOSS<text:s/><text:s/>(w tym pojęcia związane z dopuszczalnością i nadaniem oprogramowaniu statusu wolnego oprogramowania));</text:p>
                </text:list-item>
                <text:list-item>
                  <text:p text:style-name="P178">Modele licencjonowania projektów FOSS;</text:p>
                </text:list-item>
                <text:list-item>
                  <text:p text:style-name="P179">Rola personelu<text:s/>związanego<text:s/>oprogramowaniem<text:s/>i obowiązki związane z FOSS w szczególności i ogólnie z polityką FOSS;</text:p>
                </text:list-item>
                <text:list-item>
                  <text:p text:style-name="P180">Proces identyfikacji, zapisu i / lub śledzenia komponentów oprogramowania FOSS zawartych w dostarczonym oprogramowaniu.</text:p>
                </text:list-item>
              </text:list>
            </text:list-item>
            <text:list-item>
              <text:p text:style-name="P181">Pracownicy oprogramowania muszą<text:s/>ukończyć szkolenie w zakresie oprogramowania FOSS w ciągu ostatnich 24 miesięcy (należy to uznać za bieżący). Osiągnięcie celów szkolenia może być sprawdzone<text:s/>za pomocą testu.<text:s/></text:p>
            </text:list-item>
          </text:list>
        </text:list-item>
      </text:list>
      <text:p text:style-name="P182"/>
      <text:p text:style-name="P183">Przesłanki weryfikacyjne:<text:s/></text:p>
      <text:list text:style-name="LFO2" text:continue-numbering="true">
        <text:list-item>
          <text:list>
            <text:list-item>
              <text:list>
                <text:list-item>
                  <text:p text:style-name="P184">Istnienie<text:s/><text:s/>materiałów<text:s/>szkoleniowych<text:s/>FOSS dotyczących<text:s/>powyższych tematów (np. pokazy<text:s/>slajdów, kursy<text:s/>online lub inne materiały szkoleniowe);</text:p>
                </text:list-item>
                <text:list-item>
                  <text:p text:style-name="P185"><text:s/>Możliwość<text:s/>śledzenia<text:s/>postępów<text:s/><text:s/>szkolenia do momentu<text:s/>jego ukończenia, dla wszystkich pracowników<text:s/>związanych z<text:s/><text:s/>oprogramowaniem</text:p>
                </text:list-item>
                <text:list-item>
                  <text:p text:style-name="P186">Co najmniej 85% pracowników<text:s/>związanych z<text:s/><text:s/>oprogramowaniem<text:s/>jest obecnych<text:s/>na szkoleniu, zgodnie z definicją w powyższym punkcie.</text:p>
                </text:list-item>
              </text:list>
            </text:list-item>
          </text:list>
        </text:list-item>
      </text:list>
      <text:p text:style-name="P187"/>
      <text:p text:style-name="P188">Uzasadnienie<text:s/></text:p>
      <text:p text:style-name="P189">Upewnij się, że pracownicy oprogramowania odbyli niedawno szkolenie w zakresie oprogramowania FOSS<text:s/><text:s/>i że wszystkie najistotniejsze tematy zostały na nim poruszone Istotą tego jest stworzenie podstawy tematów omawianych na szkoleniu, tak aby program szkoleniowy, rozwijał poszczególne kwestie niniejszej specyfikacji.</text:p>
      <text:p text:style-name="P190"/>
      <text:list text:style-name="LFO15" text:continue-numbering="true">
        <text:list-item>
          <text:list>
            <text:list-item>
              <text:p text:style-name="P191">Istnienie<text:s/>możliwości<text:s/>sprawdzenia identyfikowanych licencji w celu określenia obowiązków, ograniczeń i praw przyznanych przez każdą licencję.</text:p>
            </text:list-item>
          </text:list>
        </text:list-item>
      </text:list>
      <text:p text:style-name="P192">Przesłanki weryfikacyjne</text:p>
      <text:list text:style-name="LFO15" text:continue-numbering="true">
        <text:list-item>
          <text:list>
            <text:list-item>
              <text:list>
                <text:list-item>
                  <text:p text:style-name="P193">Istnienie<text:s/>udokumentowanej<text:s/>procedury<text:s/>w celu sprawdzenia i udokumentowania obowiązków, ograniczeń i praw przyznanych przez każdą identyfikowaną licencję<text:s/>zawartą w<text:s/>dostarczanym oprogramowaniem.</text:p>
                </text:list-item>
              </text:list>
            </text:list-item>
          </text:list>
        </text:list-item>
      </text:list>
      <text:p text:style-name="P194">Uzasadnienie</text:p>
      <text:p text:style-name="P195">Celem jest zapewnienie istnienia<text:s/>procedury sprawdzającej i identyfikacyjnej obowiązków licencyjnych<text:s/>dla każdej zidentyfikowanych licencji w różnych przypadkach użytkowania.</text:p>
      <text:p text:style-name="P196"/>
      <text:soft-page-break/>
      <text:p text:style-name="P197">G2: Przypisanie<text:s/>Odpowiedzialności za Osiągnięcie Zgodności</text:p>
      <text:p text:style-name="P198"/>
      <text:p text:style-name="P199">2.1 Identyfikacja funkcji łącznikowej FOSS ("Łącznik FOSS")</text:p>
      <text:list text:style-name="Styl3" text:continue-numbering="true">
        <text:list-item>
          <text:p text:style-name="P200">Wyznaczenie osób (osoby) odpowiedzialnych za<text:s/>obieranie i odpowiadanie na zapytania z<text:s/>zewnątrz, które dotyczą FOSS<text:s/></text:p>
        </text:list-item>
        <text:list-item>
          <text:p text:style-name="P201">Łącznik FOSS musi podejmować uzasadnione komercyjnie działania, aby odpowiednio reagować na zapytania dotyczące zgodności z FOSS.<text:s/></text:p>
        </text:list-item>
        <text:list-item>
          <text:p text:style-name="P202">Podanie do publicznej wiadomości sposobu, za pomocą którego<text:s/>można się skontaktować z przedstawicielem FOSS.</text:p>
        </text:list-item>
      </text:list>
      <text:p text:style-name="P203"/>
      <text:p text:style-name="P204"><text:span text:style-name="T205">Przesłanki weryfikacyjne<text:s/></text:span><text:span text:style-name="T206">:</text:span></text:p>
      <text:p text:style-name="P207">2.1.1 Funkcja łączności z FOSS jest publicznie<text:s/>dostępna<text:s/><text:s text:c="2"/>(np. Za pośrednictwem opublikowanego adresu e-mail kontaktowego lub katalogu Open Compliance Linux Foundation).<text:s/></text:p>
      <text:p text:style-name="P208">2.1.2 Istnieje wewnętrzna udokumentowana procedura, która wyznacza odpowiedzialność za otrzymywane pytania o zgodność z systemem FOSS.</text:p>
      <text:p text:style-name="P209"/>
      <text:p text:style-name="P210">Uzasadnienie</text:p>
      <text:p text:style-name="P211">Zapewnienie<text:s/>sprawnego<text:s/><text:s/>sposobu kontaktowania osobą<text:s/>trzecimi<text:s/>z organizacją<text:s/><text:s/>w odniesieniu do pytań o zgodność z systemem FOSS i<text:s/>efektywne<text:s/>sprawowania tej odpowiedzialności.</text:p>
      <text:p text:style-name="P212"/>
      <text:p text:style-name="P213">2.2 Identyfikacja wewnętrznej roli Zgodności z systemem FOSS</text:p>
      <text:list text:style-name="LFO13" text:continue-numbering="true">
        <text:list-item>
          <text:p text:style-name="P214">Wyznaczenie osób (osoby) odpowiedzialnych za zarządzanie wewnętrzną zgodnością z FOSS. Zarządzenie zgodnością z systemem FOSS i kontakty z FOSS mogą być wykonywane przez<text:s/>tą samą<text:s/><text:s/>osobę.<text:s/></text:p>
        </text:list-item>
        <text:list-item>
          <text:p text:style-name="P215">Działalność w zakresie zarządzania zgodnością z przepisami FOSS jest wystarczająco sfinansowana.</text:p>
          <text:list text:continue-numbering="true">
            <text:list-item>
              <text:p text:style-name="P216">Przydzielono<text:s/>odpowiedni<text:s/>czas na realizację<text:s/>tego zadania<text:s/>.<text:s/></text:p>
            </text:list-item>
            <text:list-item>
              <text:p text:style-name="P217">Przydzielono rozsądny budżet w<text:s/>potrzebnym<text:s/>zakresie.</text:p>
            </text:list-item>
          </text:list>
        </text:list-item>
        <text:list-item>
          <text:p text:style-name="P218">Wyznaczenie<text:s/>zakresu<text:s/>odpowiedzialności za opracowanie i utrzymanie po i procesów zgodnych z FOSS.<text:s/></text:p>
        </text:list-item>
        <text:list-item>
          <text:p text:style-name="P219">Znajomość prawna dotycząca zgodności z FOSS jest dostępna dla<text:s/>obszaru<text:s/><text:s/>Zgodność z systemem FOSS (np. Może być wewnętrzna lub zewnętrzna).<text:s/></text:p>
        </text:list-item>
        <text:list-item>
          <text:p text:style-name="P220">Istnienie<text:s/>procesu<text:s/>umożliwiającego<text:s/>rozwiązywanie problemów związanych z FOSS.</text:p>
        </text:list-item>
      </text:list>
      <text:p text:style-name="P221"/>
      <text:p text:style-name="P222">Przesłanki weryfikacyjne :<text:s/></text:p>
      <text:p text:style-name="P223">2.2.1 Nazwa osoby, grupy lub funkcji w<text:s/>obszarze<text:s/><text:s/>Zgodności z oprogramowaniem FOSS Zidentyfikowanych wewnętrznie.</text:p>
      <text:p text:style-name="P224">2.2.2<text:s/><text:s/>Identyfikacja źródła<text:s/>analizy<text:s/><text:s/>prawnej dostępnej dla<text:s/>obszaru<text:s/><text:s/>Zgodność z przepisami FOSS, która może być wewnętrzna lub zewnętrzna.</text:p>
      <text:p text:style-name="P225">2.2.3<text:s/>Istnienie<text:s/>udokumentowanej<text:s/>procedury, która przypisuje wewnętrzną odpowiedzialność za zgodność z systemem FOSS.</text:p>
      <text:p text:style-name="P226">2.2.4 Udostępniono udokumentowaną procedurę<text:s/>zajmującą się sprawdzeniem i ewentualnym wprowadzeniem procedury naprawczej, gdy jakieś wymogi nie zostały spełnione<text:s/></text:p>
      <text:p text:style-name="P227"/>
      <text:p text:style-name="P228">Uzasadnienie :</text:p>
      <text:p text:style-name="P229">Należy upewnić się, że określone obowiązki<text:s/>związane z<text:s/><text:s/>FOSS zostały<text:s/>właściwie<text:s/>przypisane.</text:p>
      <text:p text:style-name="P230"/>
      <text:p text:style-name="P231">G3: Przeglądanie i zatwierdzanie treści FOSS</text:p>
      <text:p text:style-name="P232"/>
      <text:soft-page-break/>
      <text:p text:style-name="P233">3.1 Istnienie<text:s/>procesu<text:s/>tworzenia i zarządzania zbiorem<text:s/>elementów<text:s/>FOSS, który<text:s/>uwzględnia każdą jego część<text:s/>(i jego zidentyfikowane licencje) w wydaniu dostarczonym z oprogramowaniem.</text:p>
      <text:p text:style-name="P234"/>
      <text:p text:style-name="P235">Przesłanki weryfikacyjne :</text:p>
      <text:p text:style-name="P236">3.1.1 Istnienie<text:s/>udokumentowanej<text:s/>procedury<text:s/>umożliwiającej<text:s/>identyfikację, śledzenie i archiwizację informacji dotyczących gromadzenia<text:s/>elementów<text:s/><text:s/>FOSS, z których składa się pakiet dostarczonego oprogramowania<text:s/></text:p>
      <text:p text:style-name="P237">3.1.2Rejestry<text:s/>poszczególnych elementów<text:s/>FOSS istnieją dla każdego dostarczonego oprogramowania,<text:s/>wskazują<text:s/>na istnienie<text:s/><text:s/>udokumentowanej<text:s/>procedury, która została poprawnie przeprowadzona.</text:p>
      <text:p text:style-name="P238"/>
      <text:p text:style-name="P239">Celem jest zapewnienie<text:s/>istnienia procesu tworzenia i zarządzania<text:s/>zastawieniem<text:s/><text:s/>materiałów wykorzystywanych do konstruowania dostarczonego oprogramowania<text:s/>FOSS.Potrzebny jest zestaw materiałów niezbędnych do systematycznego przeglądu wszystkich postanowień licencyjnych każdego<text:s/>elementu<text:s/><text:s/>w celu<text:s/>poznania<text:s/>obowiązków i ograniczeń dotyczących dystrybucji dostarczonego oprogramowania.</text:p>
      <text:p text:style-name="P240"/>
      <text:p text:style-name="P241">3.2 Program zarządzania FOSS musi być zdolny do obsługiwania wspólnych przypadków wykorzystania licencji oprogramowania FOSS, napotkanych przez personel oprogramowania dostarczony w ramach oprogramowania, które mogą obejmować następujące przypadki użycia (należy pamiętać, że lista nie jest wyczerpująca ani nie dotyczy wszystkich przypadków użycia):</text:p>
      <text:list text:style-name="LFO14" text:continue-numbering="true">
        <text:list-item>
          <text:p text:style-name="P242">Rozpowszechniane<text:s/>w formie binarnej.<text:s/></text:p>
        </text:list-item>
        <text:list-item>
          <text:p text:style-name="P243">Rozpowszechniane w formie źródłowej.<text:s/></text:p>
        </text:list-item>
        <text:list-item>
          <text:p text:style-name="P244">Zintegrowane z innym oprogramowaniem FOSS, które może powodować powstanie obowiązków związanych z kopiowaniem,<text:s/></text:p>
        </text:list-item>
        <text:list-item>
          <text:p text:style-name="P245">Zawiera zmodyfikowany FOSS.<text:s/></text:p>
        </text:list-item>
        <text:list-item>
          <text:p text:style-name="P246">Zawiera oprogramowanie FOSS lub inne oprogramowanie na licencji niezgodnej z interakcją z innymi składnikami dostarczonego oprogramowania.<text:s/></text:p>
        </text:list-item>
        <text:list-item>
          <text:p text:style-name="P247">Zawiera FOSS z wymaganiami atrybucji.</text:p>
        </text:list-item>
      </text:list>
      <text:p text:style-name="P248"/>
      <text:p text:style-name="P249">Przesłanki weryfikacyjne :</text:p>
      <text:p text:style-name="P250">Wdrożono procedurę odpowiadającą za wspólne przypadki użycia licencji oprogramowania FOSS, we wszystkich jego wydaniach.</text:p>
      <text:p text:style-name="P251"/>
      <text:p text:style-name="P252">Uzasadnienie :</text:p>
      <text:p text:style-name="P253">Zapewnienie, że program jest dostatecznie odporny, aby obsługiwać często używane przez organizację licencje na oprogramowanie FOSS oraz że<text:s/>istnieje procedura wspierania tej działalności i przestrzegania tej procedury.</text:p>
      <text:p text:style-name="P254"/>
      <text:p text:style-name="P255">G4: Dostarczanie dokumentacji treści FOSS i<text:s/>poszczególnych elementów<text:s/></text:p>
      <text:p text:style-name="P256"/>
      <text:p text:style-name="P257">4.1 Przygotowanie zestawu<text:s/>elementów, które stanowią wynik programu zarządzania FOSS dla każdego wydania oprogramowania, które zostało dostarczone. Zestaw ten określa się jako<text:s/>elementy<text:s/>zgodności, które mogą obejmować (ale nie ograniczają do nich) co najmniej jeden z następujących elementów: kod źródłowy, uwagi o przypisaniu, powiadomienia o prawach autorskich, kopie licencji, powiadomienia o modyfikacjach, pisemne oferty, dokumenty SPDX itd.<text:s/></text:p>
      <text:p text:style-name="P258"/>
      <text:p text:style-name="P259">Przesłanki weryfikacyjne :</text:p>
      <text:soft-page-break/>
      <text:p text:style-name="P260">4.1.1 Istnieniej<text:s/>udokumentowanej<text:s/>procedury<text:s/>zapewniającej, że<text:s/>elementy<text:s/><text:s/>zgodności są przygotowywane i dystrybuowane wraz z dostarczonym oprogramowaniem wraz z odpowiednimi licencjami.</text:p>
      <text:p text:style-name="P261">4.1.2. Kopie<text:s/>elementów<text:s/>zgodności dostarczonych<text:s/>wersji oprogramowania są archiwizowane i łatwe do odszukania. Istnienie archiwum<text:s/>powinno być<text:s/><text:s/>zaplanowanowane<text:s/>przynajmniej<text:s/>na czas, gdy<text:s/><text:s/>dostarczane oprogramowanie jest oferowane<text:s/>lub wymagane przez<text:s/>określone<text:s/>licencje (w zależności<text:s/>od tego, który termin jest dłuższy<text:s/>).</text:p>
      <text:p text:style-name="P262"/>
      <text:p text:style-name="P263">Uzasadnienie :</text:p>
      <text:p text:style-name="P264">Należy się upewnić, że kompletne zbiory<text:s/>elementów<text:s/><text:s/>zgodności są dołączone do dostarczonego oprogramowania zgodnie z wymaganiami określonych przez Licencje, które<text:s/>to wymagania<text:s/>regulują Dostarczone Oprogramowanie wraz z innymi raportami tworzonymi w ramach procesu przeglądu FOSS.</text:p>
      <text:p text:style-name="P265"/>
      <text:p text:style-name="P266">G5: zrozumienie<text:s/>istoty<text:s/>zaangażowania społeczności FOSS</text:p>
      <text:p text:style-name="P267"/>
      <text:p text:style-name="P268">5.1 Istnienie<text:s/>polityki<text:s/>pisemnej,regulującej<text:s/><text:s/>wkład<text:s/><text:s/>do<text:s/>organizacji FOSS w projekty FOSS.<text:s/>Polityka<text:s/>ta<text:s/>musi być wewnętrznie skomunikowana.</text:p>
      <text:p text:style-name="P269"/>
      <text:p text:style-name="P270">Przesłanki weryfikacyjne :</text:p>
      <text:p text:style-name="P271">5.1.1<text:s/>Istnienie udokumentowanej polityki wkładu na rzecz FOSS.5.1.2 Istnienie<text:s/>udokumentowanej<text:s/>procedury, która sprawia, że wszyscy pracownicy oprogramowania zdają sobie sprawę z istnienia polityki<text:s/>wkładu<text:s/><text:s/>na rzecz<text:s/>FOSS (np. Poprzez szkolenia, wewnętrzną komunikację<text:s/><text:s/>lub inną praktyczną metodę komunikacji).</text:p>
      <text:p text:style-name="P272"/>
      <text:p text:style-name="P273">Uzasadnienie:</text:p>
      <text:p text:style-name="P274">Należy się upewnić, że<text:s/>organizacja rozsądnie rozważyła<text:s/>opracowanie polityki dotyczącej publicznego udziału w FOSS. Polityka wkładu FOSS może zostać włączona do ogólnej polityki FOSS organizacji lub być odrębną polityką. W sytuacji, w której wkład jest w ogóle niedozwolony, powinna istnieć polityka,<text:s/>która jasno o tym stanowi.</text:p>
      <text:p text:style-name="P275"/>
      <text:p text:style-name="P276">5.2 Jeśli organizacja zezwala na<text:s/>wkładna projekty FOSS, musi istnieć jakiś proces, który implementuje politykę<text:s/>wkładeu<text:s/>FOSS opisaną w sekcji 5.1.</text:p>
      <text:p text:style-name="P277"/>
      <text:p text:style-name="P278">5.2.1<text:s/>Zapewnienie istnienia polityki wykładu<text:s/>FOSS, regulującej<text:s/><text:s text:c="3"/>kwestie składek na rzecz FOSS<text:s/>i istnienie udokumentowanej procedury regulującej te składki.<text:s/></text:p>
      <text:p text:style-name="P279">Uzasadnienie :</text:p>
      <text:p text:style-name="P280">Upewnij się, że organizacja posiada udokumentowany proces<text:s/>tego, w jaki sposób organizacje publiczne uczestniczą<text:s/>w programie FOSS.<text:s/>Może istnieć taka polityka, która w ogóle nie zezwala na<text:s/>wkład<text:s/>. W tej sytuacji rozumie się, że żadna procedura nie istnieje i wymóg ten<text:s/>zostałspełniony.</text:p>
      <text:p text:style-name="P281"/>
      <text:p text:style-name="P282">G6: poświadczenie zgodności z wymaganiami OpenChain</text:p>
      <text:p text:style-name="P283"/>
      <text:p text:style-name="P284">6.1 Aby organizacja uzyskała certyfikat OpenChain, musi potwierdzić, że posiada program zarządzania FOSS, który spełnia kryteria opisane w niniejszej specyfikacji OpenChain w wersji 1.1.</text:p>
      <text:p text:style-name="P285"/>
      <text:p text:style-name="P286">Przesłanki weryfikacyjne :</text:p>
      <text:p text:style-name="P287">6.1.1 Organizacja potwierdza istnienie programu zarządzania FOSS, który spełnia wszystkie wymagania niniejszej specyfikacji OpenChain w wersji 1.1</text:p>
      <text:p text:style-name="P288"/>
      <text:soft-page-break/>
      <text:p text:style-name="P289">Uzasadnienie:<text:s/></text:p>
      <text:p text:style-name="P290">Aby zapewnić, że organizacja posiada program zgodny z OpenChain oświadcza, że program ten spełnia wszystkie wymagania specyfikacji.<text:s/>Spełnienie<text:s/><text:s/>jedynie niektórych wymogów potrzebnych do uznania programu za OpenChain nie jest wystarczające do uznania programu za<text:s/>OpenChain.<text:s/></text:p>
      <text:p text:style-name="P291"/>
      <text:p text:style-name="P292">6.2 Zgodność z tą wersją specyfikacji trwa 18 miesięcy od daty zatwierdzenia zgodności. Wymagania walidacji zgodności można znaleźć na stronie internetowej projektu OpenChain.</text:p>
      <text:p text:style-name="P293"/>
      <text:p text:style-name="P294">Przesłanki weryfikacyjne :</text:p>
      <text:p text:style-name="P295">6.2.1 Organizacja potwierdza istnienie programu zarządzania FOSS, który spełnia wszystkie wymagania niniejszej specyfikacji OpenChain w wersji 1.1 w ciągu ostatnich 18 miesięcy od momentu zatwierdzenia zgodności.</text:p>
      <text:p text:style-name="P296"/>
      <text:p text:style-name="P297">Uzasadnienie:</text:p>
      <text:p text:style-name="P298">Ważne jest, aby organizacja<text:s/>pamiętała o aktualizacji wdrożonych rozwiązań<text:s/>w stosunku do specyfikacji, jeśli chce<text:s/>uzyskać nadmiarowość w programie.<text:s/>Spełnienie tego wymogu<text:s/>zapewnia, że procesy wspomagające i sterowanie programem nie ulegają zniszczeniu, jeżeli<text:s/>chcą kontynuować zgodność z danymi<text:s/>nadmiarowymi<text:s/>.</text:p>
      <text:p text:style-name="P299"/>
      <text:p text:style-name="P300">Dodatek I: Tłumaczenia językowe</text:p>
      <text:p text:style-name="P301"/>
      <text:p text:style-name="P302"><text:span text:style-name="T303">Aby ułatwić globalne przyjęcie,<text:s/></text:span><text:span text:style-name="T304">zapraszamy do podjęcia wysiłku i<text:s/></text:span><text:span text:style-name="T305">przetłumaczeni</text:span><text:span text:style-name="T306">a</text:span><text:span text:style-name="T307">specyfikacji na wiele języków.<text:s/></text:span><text:span text:style-name="T308">Ponieważ OpenChain działa jako</text:span><text:span text:style-name="T309"><text:s/>projekt</text:span><text:span text:style-name="T310"><text:s/>Open Source</text:span><text:span text:style-name="T311">, tłumaczenia są realizowane</text:span><text:span text:style-name="T312"><text:s/>przez tych, którzy chcą poświęcić swój czas i wiedzę</text:span><text:span text:style-name="T313"><text:s/>ekspercką</text:span><text:span text:style-name="T314">, aby wykonać tłumaczenia zgodnie z licencją CC-BY 4.0 i polityką tłumaczeń projektu. Szczegóły dotyczące polityki i dostępne tłumaczenia można znaleźć na stronie internetowej projektu OpenChai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WW_CharLFO3LVL1" style:family="text">
      <style:text-properties style:font-name="Symbol" style:use-window-font-color="true"/>
    </style:style>
    <text:list-style style:name="Styl1" style:display-name="Styl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5LVL1" style:family="text">
      <style:text-properties style:font-name="Symbol" style:use-window-font-color="true"/>
    </style:style>
    <style:style style:name="WW_CharLFO5LVL2" style:family="text">
      <style:text-properties style:font-name="Symbol"/>
    </style:style>
    <text:list-style style:name="Styl2" style:display-name="Styl2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6LVL3" style:family="text">
      <style:text-properties style:font-name="Symbol"/>
    </style:style>
    <text:list-style style:name="Styl3" style:display-name="Styl3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6LVL3" text:bullet-char="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Segoe UI" fo:font-size="9pt" style:font-size-asian="9pt" style:font-size-complex="9pt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paragraph-properties fo:line-height="100%"/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10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fo:font-size="10pt" style:font-size-asian="10pt" style:font-size-complex="10pt"/>
    </style:style>
    <style:style style:name="Nierozpoznanawzmianka" style:display-name="Nierozpoznana wzmianka" style:family="text" style:parent-style-name="Domyślnaczcionkaakapitu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mila Kacprzak</meta:initial-creator>
    <dc:creator>Rafał Malujda</dc:creator>
    <meta:creation-date>2017-09-18T09:41:00Z</meta:creation-date>
    <dc:date>2017-09-18T09:41:00Z</dc:date>
    <meta:template xlink:href="Normal" xlink:type="simple"/>
    <meta:editing-cycles>2</meta:editing-cycles>
    <meta:editing-duration>PT0S</meta:editing-duration>
    <meta:document-statistic meta:page-count="7" meta:paragraph-count="35" meta:word-count="2559" meta:character-count="17881" meta:row-count="127" meta:non-whitespace-character-count="15357"/>
  </office:meta>
</office:document-meta>
</file>